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Content-title">
      <style:graphic-properties draw:auto-grow-height="true" fo:min-height="2.021cm" loext:decorative="false"/>
      <style:paragraph-properties style:writing-mode="lr-tb"/>
    </style:style>
    <style:style style:name="pr2" style:family="presentation" style:parent-style-name="Content-outline1">
      <style:graphic-properties fo:min-height="12.555cm" loext:decorative="false"/>
      <style:paragraph-properties style:writing-mode="lr-tb"/>
    </style:style>
    <style:style style:name="pr3" style:family="presentation" style:parent-style-name="Conten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Content" presentation:presentation-page-layout-name="AL1T1">
        <draw:frame presentation:style-name="pr1" draw:layer="layout" svg:width="26.805cm" svg:height="2.021cm" svg:x="0.5cm" svg:y="-0.028cm" presentation:class="title" presentation:placeholder="true">
          <draw:text-box/>
        </draw:frame>
        <draw:frame presentation:style-name="pr2" draw:layer="layout" svg:width="26.67cm" svg:height="11.535cm" svg:x="0.635cm" svg:y="2.43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s-background" style:display-name="Table of Contents-background" style:family="presentation">
      <style:graphic-properties draw:stroke="none" draw:fill="none"/>
      <style:text-properties style:letter-kerning="true"/>
    </style:style>
    <style:style style:name="Table_20_of_20_Contents-backgroundobjects" style:display-name="Table of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s-notes" style:display-name="Table of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s-outline1" style:display-name="Table of Contents-outline1" style:family="presentation">
      <style:graphic-properties draw:stroke="none" draw:fill="none" draw:auto-grow-height="false" draw:fit-to-size="false" style:shrink-to-fit="true">
        <text:list-style style:name="Table_20_of_20_Contents-outline1" style:display-name="Table of Contents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s-outline2" style:display-name="Table of Contents-outline2" style:family="presentation" style:parent-style-name="Table_20_of_20_Contents-outline1">
      <style:paragraph-properties fo:margin-top="0.4cm" fo:margin-bottom="0cm"/>
      <style:text-properties fo:font-size="28pt" style:font-size-asian="28pt" style:font-size-complex="28pt"/>
    </style:style>
    <style:style style:name="Table_20_of_20_Contents-outline3" style:display-name="Table of Contents-outline3" style:family="presentation" style:parent-style-name="Table_20_of_20_Contents-outline2">
      <style:paragraph-properties fo:margin-top="0.3cm" fo:margin-bottom="0cm"/>
      <style:text-properties fo:font-size="24pt" style:font-size-asian="24pt" style:font-size-complex="24pt"/>
    </style:style>
    <style:style style:name="Table_20_of_20_Contents-outline4" style:display-name="Table of Contents-outline4" style:family="presentation" style:parent-style-name="Table_20_of_20_Contents-outline3">
      <style:paragraph-properties fo:margin-top="0.2cm" fo:margin-bottom="0cm"/>
      <style:text-properties fo:font-size="20pt" style:font-size-asian="20pt" style:font-size-complex="20pt"/>
    </style:style>
    <style:style style:name="Table_20_of_20_Contents-outline5" style:display-name="Table of Contents-outline5" style:family="presentation" style:parent-style-name="Table_20_of_20_Contents-outline4">
      <style:paragraph-properties fo:margin-top="0.1cm" fo:margin-bottom="0cm"/>
      <style:text-properties fo:font-size="20pt" style:font-size-asian="20pt" style:font-size-complex="20pt"/>
    </style:style>
    <style:style style:name="Table_20_of_20_Contents-outline6" style:display-name="Table of Contents-outline6" style:family="presentation" style:parent-style-name="Table_20_of_20_Contents-outline5">
      <style:paragraph-properties fo:margin-top="0.1cm" fo:margin-bottom="0cm"/>
      <style:text-properties fo:font-size="20pt" style:font-size-asian="20pt" style:font-size-complex="20pt"/>
    </style:style>
    <style:style style:name="Table_20_of_20_Contents-outline7" style:display-name="Table of Contents-outline7" style:family="presentation" style:parent-style-name="Table_20_of_20_Contents-outline6">
      <style:paragraph-properties fo:margin-top="0.1cm" fo:margin-bottom="0cm"/>
      <style:text-properties fo:font-size="20pt" style:font-size-asian="20pt" style:font-size-complex="20pt"/>
    </style:style>
    <style:style style:name="Table_20_of_20_Contents-outline8" style:display-name="Table of Contents-outline8" style:family="presentation" style:parent-style-name="Table_20_of_20_Contents-outline7">
      <style:paragraph-properties fo:margin-top="0.1cm" fo:margin-bottom="0cm"/>
      <style:text-properties fo:font-size="20pt" style:font-size-asian="20pt" style:font-size-complex="20pt"/>
    </style:style>
    <style:style style:name="Table_20_of_20_Contents-outline9" style:display-name="Table of Contents-outline9" style:family="presentation" style:parent-style-name="Table_20_of_20_Contents-outline8">
      <style:paragraph-properties fo:margin-top="0.1cm" fo:margin-bottom="0cm"/>
      <style:text-properties fo:font-size="20pt" style:font-size-asian="20pt" style:font-size-complex="20pt"/>
    </style:style>
    <style:style style:name="Table_20_of_20_Contents-subtitle" style:display-name="Table of Contents-subtitle" style:family="presentation">
      <style:graphic-properties draw:stroke="none" draw:fill="none" draw:textarea-vertical-align="middle">
        <text:list-style style:name="Table_20_of_20_Contents-subtitle" style:display-name="Table of Conten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s-title" style:display-name="Table of Contents-title" style:family="presentation">
      <style:graphic-properties draw:stroke="none" draw:fill="none" draw:textarea-vertical-align="middle">
        <text:list-style style:name="Table_20_of_20_Contents-title" style:display-name="Table of Conten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vertical-align="middle" draw:auto-grow-width="true" fo:min-height="0.995cm" fo:min-width="8.662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draw:auto-grow-width="true" fo:min-height="0.712cm" fo:min-width="4.132cm" loext:decorative="false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draw:auto-grow-width="true" fo:min-height="0.712cm" fo:min-width="8.976cm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true" fo:min-height="0.995cm" fo:min-width="8.662cm" loext:decorative="false"/>
      <style:paragraph-properties style:writing-mode="lr-tb"/>
    </style:style>
    <style:style style:name="Mpr1" style:family="presentation" style:parent-style-name="Content-backgroundobjects">
      <style:graphic-properties draw:stroke="dash" draw:stroke-dash="Dot" svg:stroke-width="0.051cm" svg:stroke-color="#cccccc" draw:marker-start-width="0.276cm" draw:marker-end-width="0.276cm" svg:stroke-linecap="butt" draw:fill="none" draw:textarea-vertical-align="middle" draw:auto-grow-height="false" fo:min-height="0.985cm" fo:min-width="1.745cm" fo:padding-top="0.025cm" fo:padding-bottom="0.025cm" fo:padding-left="0.025cm" fo:padding-right="0.025cm" style:protect="position size" loext:decorative="false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able_20_of_20_Contents-backgroundobjects">
      <style:graphic-properties draw:stroke="dash" draw:stroke-dash="Long_20_Dot" svg:stroke-linecap="butt" draw:fill-color="#eeeeee" draw:textarea-horizontal-align="center" draw:textarea-vertical-align="middle" draw:auto-grow-height="false" fo:min-height="12.596cm" fo:min-width="24.529cm" draw:shadow="hidden" loext:decorative="false"/>
    </style:style>
    <style:style style:name="Mpr8" style:family="presentation" style:parent-style-name="Table_20_of_20_Contents-title">
      <style:graphic-properties draw:auto-grow-height="false" fo:min-height="0.101cm" loext:decorative="false"/>
      <style:paragraph-properties style:writing-mode="lr-tb"/>
    </style:style>
    <style:style style:name="Mpr9" style:family="presentation" style:parent-style-name="Table_20_of_20_Contents-outline1">
      <style:graphic-properties fo:min-height="0.101cm" loext:decorative="false"/>
      <style:paragraph-properties style:writing-mode="lr-tb"/>
    </style:style>
    <style:style style:name="Mpr10" style:family="presentation" style:parent-style-name="Table_20_of_20_Contents-backgroundobjects">
      <style:graphic-properties draw:stroke="none" draw:fill-color="#ffa6a6" draw:textarea-vertical-align="middle" draw:auto-grow-height="false" fo:min-height="0.415cm" fo:min-width="25.892cm" loext:decorative="false"/>
    </style:style>
    <style:style style:name="Mpr11" style:family="presentation" style:parent-style-name="Table_20_of_20_Contents-backgroundobjects">
      <style:graphic-properties draw:stroke="dash" draw:stroke-dash="Dot" svg:stroke-width="0.051cm" svg:stroke-color="#cccccc" draw:marker-start-width="0.276cm" draw:marker-end-width="0.276cm" svg:stroke-linecap="butt" draw:fill="none" draw:textarea-vertical-align="middle" draw:auto-grow-height="false" fo:min-height="0.985cm" fo:min-width="1.745cm" fo:padding-top="0.025cm" fo:padding-bottom="0.025cm" fo:padding-left="0.025cm" fo:padding-right="0.025cm" style:protect="position size" loext:decorative="false"/>
    </style:style>
    <style:style style:name="Mpr12" style:family="presentation" style:parent-style-name="Table_20_of_20_Conten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able_20_of_20_Conten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ccccc" loext:opacity="100%"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="none" draw:fill-color="#ffffff"/>
      <style:text-properties fo:color="#808080" loext:opacity="100%" style:font-name="Calibri" fo:font-style="italic" style:font-style-asian="italic" style:font-style-complex="italic"/>
    </style:style>
    <style:style style:name="MP12" style:family="paragraph">
      <loext:graphic-properties draw:fill-color="#ffa6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loext:opacity="100%" style:text-outline="false" style:text-line-through-style="none" style:text-line-through-type="none" style:font-name="IBM Plex Sans" fo:font-size="1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Noto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color="#cccccc" loext:opacity="100%" style:font-name="IBM Plex Sans" fo:font-size="14pt" fo:font-weight="bold" style:font-size-asian="24pt" style:font-weight-asian="bold" style:font-size-complex="24pt" style:font-weight-complex="bold"/>
    </style:style>
    <style:style style:name="MT4" style:family="text">
      <style:text-properties fo:color="#808080" loext:opacity="100%" style:font-name="Calibri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-title" draw:layer="backgroundobjects" svg:width="26.805cm" svg:height="1.612cm" svg:x="0.5cm" svg:y="0.176cm" presentation:class="title" presentation:placeholder="true">
        <draw:text-box/>
      </draw:frame>
      <draw:frame presentation:style-name="Content-outline1" draw:layer="backgroundobjects" svg:width="26.67cm" svg:height="11.535cm" svg:x="0.635cm" svg:y="2.435cm" presentation:class="outline" presentation:placeholder="true">
        <draw:text-box/>
      </draw:frame>
      <draw:frame draw:style-name="Mgr3" draw:text-style-name="MP6" draw:layer="backgroundobjects" svg:width="9.162cm" svg:height="1.245cm" svg:x="21.736cm" svg:y="14.189cm">
        <draw:text-box>
          <text:p text:style-name="MP5"><text:span text:style-name="MT2"><text:page-number>&lt;number&gt;</text:page-number></text:span><text:span text:style-name="MT2"><text:s/>≫ </text:span><text:span text:style-name="MT3"><text:page-count>1</text:page-count></text:span></text:p>
        </draw:text-box>
      </draw:frame>
      <draw:custom-shape presentation:style-name="Mpr1" draw:text-style-name="MP7" draw:layer="backgroundobjects" svg:width="1.905cm" svg:height="1.145cm" svg:x="25.365cm" svg:y="14.23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_20_of_20_Contents" style:display-name="Table of Conten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presentation:style-name="Mpr7" draw:text-style-name="MP10" draw:layer="backgroundobjects" svg:width="25.891cm" svg:height="10.973cm" svg:x="1.054cm" svg:y="2.996cm" svg:viewBox="0 0 25892 10974" svg:d="M25892 0v8376c0 456-107 904-312 1299-204 395-498 723-851 951-354 228-755 348-1163 348h-1-21238c-409 0-810-120-1164-348-353-228-647-556-851-951-205-395-312-843-312-1299v-8376z">
        <text:p/>
      </draw:path>
      <draw:frame presentation:style-name="Mpr8" draw:layer="backgroundobjects" svg:width="25.199cm" svg:height="1.912cm" svg:x="1.4cm" svg:y="0.2cm" presentation:class="title">
        <draw:text-box>
          <text:p>Click to edit the title text format</text:p>
        </draw:text-box>
      </draw:frame>
      <draw:frame presentation:style-name="Mpr9" draw:layer="backgroundobjects" svg:width="22.86cm" svg:height="9.69cm" svg:x="2.54cm" svg:y="3.6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1" draw:layer="backgroundobjects" svg:width="4.632cm" svg:height="0.962cm" svg:x="0cm" svg:y="14.331cm">
        <draw:text-box>
          <text:p><text:span text:style-name="MT4">Grant Saggars</text:span></text:p>
        </draw:text-box>
      </draw:frame>
      <draw:frame draw:style-name="Mgr5" draw:text-style-name="MP11" draw:layer="backgroundobjects" svg:width="9.476cm" svg:height="0.962cm" svg:x="9.265cm" svg:y="14.331cm">
        <draw:text-box>
          <text:p><text:span text:style-name="MT4">DO Lab @ University of Kansas</text:span></text:p>
        </draw:text-box>
      </draw:frame>
      <draw:custom-shape presentation:style-name="Mpr10" draw:text-style-name="MP12" draw:layer="backgroundobjects" svg:width="25.892cm" svg:height="0.415cm" svg:x="1.054cm" svg:y="2.675cm">
        <text:p/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9.162cm" svg:height="1.245cm" svg:x="21.736cm" svg:y="14.19cm">
        <draw:text-box>
          <text:p text:style-name="MP5"><text:span text:style-name="MT2"><text:page-number>&lt;number&gt;</text:page-number></text:span><text:span text:style-name="MT2"><text:s/>≫ </text:span><text:span text:style-name="MT3"><text:page-count>1</text:page-count></text:span></text:p>
        </draw:text-box>
      </draw:frame>
      <draw:custom-shape presentation:style-name="Mpr11" draw:text-style-name="MP7" draw:layer="backgroundobjects" svg:width="1.905cm" svg:height="1.145cm" svg:x="25.365cm" svg:y="14.2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able_20_of_20_Contents-title" draw:layer="backgroundobjects" svg:width="0.001cm" svg:height="0.001cm" svg:x="0cm" svg:y="2.123cm" presentation:class="page"/>
        <draw:frame presentation:style-name="Table_20_of_20_Content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9:03:32.457457983</meta:creation-date>
    <dc:date>2025-04-13T10:57:27.474342906</dc:date>
    <meta:editing-duration>PT5H11M23S</meta:editing-duration>
    <meta:editing-cycles>44</meta:editing-cycles>
    <meta:generator>LibreOffice/24.8.2.1$Linux_X86_64 LibreOffice_project/480$Build-1</meta:generator>
    <meta:document-statistic meta:object-count="49"/>
  </office:meta>
</office:document-meta>
</file>